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B700000127D990E25D121ACB5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 svg:font-family="Calibri"/>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3" draw:text-style-name="P6"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item>
            </text:list>
          </draw:text-box>
        </draw:frame>
        <draw:frame draw:style-name="gr3" draw:text-style-name="P6" draw:layer="layout" svg:width="12.503cm" svg:height="8.989cm" svg:x="7cm" svg:y="10.4cm">
          <draw:image xlink:href="Pictures/10000000000001A40000012ED14E5EF78AF94772.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list-item>
            </text:list>
          </draw:text-box>
        </draw:frame>
        <draw:frame draw:style-name="gr3" draw:text-style-name="P6" draw:layer="layout" svg:width="11.614cm" svg:height="7.804cm" svg:x="8cm" svg:y="11.196cm">
          <draw:image xlink:href="Pictures/10000000000001B700000127D990E25D121ACB5E.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 svg:font-family="Calibri"/>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4"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1H37M19S</meta:editing-duration>
    <meta:editing-cycles>7</meta:editing-cycles>
    <meta:generator>LibreOffice/6.4.4.2$Windows_X86_64 LibreOffice_project/3d775be2011f3886db32dfd395a6a6d1ca2630ff</meta:generator>
    <dc:title>Impress</dc:title>
    <dc:date>2021-05-12T13:03:33.820000000</dc:date>
    <meta:document-statistic meta:object-count="122"/>
  </office:meta>
</office:document-meta>
</file>